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FA2B71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Heading_20_1">
      <style:text-properties officeooo:rsid="00f8f7f7" officeooo:paragraph-rsid="00f8f7f7"/>
    </style:style>
    <style:style style:name="P3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4" style:family="paragraph" style:parent-style-name="Standard">
      <style:text-properties style:font-name="Noto Sans Light" fo:font-size="7pt" officeooo:paragraph-rsid="00fad64f" style:font-size-asian="7pt" style:font-size-complex="7pt"/>
    </style:style>
    <style:style style:name="P5" style:family="paragraph" style:parent-style-name="Heading_20_1">
      <style:text-properties officeooo:paragraph-rsid="01015f9d"/>
    </style:style>
    <style:style style:name="P6" style:family="paragraph" style:parent-style-name="Standard">
      <style:text-properties style:font-name="Noto Sans Light" fo:font-size="7pt" style:font-size-asian="7pt" style:font-size-complex="7pt"/>
    </style:style>
    <style:style style:name="P7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8" style:family="paragraph" style:parent-style-name="Standard">
      <style:text-properties fo:color="#2f5361" loext:opacity="100%" style:font-name="Noto Sans Light" fo:font-size="7pt" fo:font-weight="bold" officeooo:rsid="01015f9d" officeooo:paragraph-rsid="01015f9d" style:font-size-asian="7pt" style:font-weight-asian="bold" style:font-size-complex="7pt" style:font-weight-complex="bold"/>
    </style:style>
    <style:style style:name="P9" style:family="paragraph" style:parent-style-name="Standard">
      <style:text-properties style:font-name="Noto Sans Light" fo:font-size="7pt" officeooo:paragraph-rsid="01015f9d" style:font-size-asian="7pt" style:font-size-complex="7pt"/>
    </style:style>
    <style:style style:name="P10" style:family="paragraph" style:parent-style-name="Text_20_body">
      <style:text-properties style:font-name="Noto Sans Light" fo:font-size="7pt" style:font-size-asian="7pt" style:font-size-complex="7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officeooo:rsid="00e13d36"/>
    </style:style>
    <style:style style:name="T3" style:family="text">
      <style:text-properties officeooo:rsid="000a67a7"/>
    </style:style>
    <style:style style:name="T4" style:family="text">
      <style:text-properties officeooo:rsid="00f48b02"/>
    </style:style>
    <style:style style:name="T5" style:family="text">
      <style:text-properties officeooo:rsid="00f5fc30"/>
    </style:style>
    <style:style style:name="T6" style:family="text">
      <style:text-properties officeooo:rsid="00f77b8f"/>
    </style:style>
    <style:style style:name="T7" style:family="text">
      <style:text-properties officeooo:rsid="00f8b8f0"/>
    </style:style>
    <style:style style:name="T8" style:family="text">
      <style:text-properties officeooo:rsid="00f8f7f7"/>
    </style:style>
    <style:style style:name="T9" style:family="text">
      <style:text-properties officeooo:rsid="00fad64f"/>
    </style:style>
    <style:style style:name="T10" style:family="text">
      <style:text-properties officeooo:rsid="00fe0527"/>
    </style:style>
    <style:style style:name="T11" style:family="text">
      <style:text-properties officeooo:rsid="01015f9d"/>
    </style:style>
    <style:style style:name="T12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13" style:family="text">
      <style:text-properties fo:color="#2f5361" loext:opacity="100%" style:font-name="Source Sans Pro" fo:font-weight="bold" style:font-weight-asian="bold" style:font-weight-complex="bold"/>
    </style:style>
    <style:style style:name="T14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ký je hlavní cíl projektu openSUSE?</text:p>
      <text:p text:style-name="P6">a) Podpora a šíření open-source softwaru</text:p>
      <text:p text:style-name="P6">b) Vývoj mobilních aplikací</text:p>
      <text:p text:style-name="P6">c) Výroba videoher</text:p>
      <text:p text:style-name="P6">d) Výzkum v oblasti umělé inteligence</text:p>
      <text:p text:style-name="P6"/>
      <text:p text:style-name="P6"><text:span text:style-name="T1">Co jsou Aeon a Kalpa?</text:span></text:p>
      <text:p text:style-name="P6">a) Moderní „Immutable“ desktopy s GNOME a KDE</text:p>
      <text:p text:style-name="P6">b) Rolling distribuce s transakčními aktualizacemi a použitím flatpaků na desktopu</text:p>
      <text:p text:style-name="P6">c) Distribuce postavené na MicroOS</text:p>
      <text:p text:style-name="P6">d) Všechny možnosti jsou správné</text:p>
      <text:p text:style-name="P6"/>
      <text:p text:style-name="P7">Jak se jmenuje maskot projektu openSUSE?</text:p>
      <text:p text:style-name="P6">a) Jackson</text:p>
      <text:p text:style-name="P6">b) Pascal</text:p>
      <text:p text:style-name="P6">c) Geeko</text:p>
      <text:p text:style-name="P6">d) Squirtle</text:p>
      <text:p text:style-name="P6"/>
      <text:p text:style-name="P7">Která rolling distribuce je rychlejší než Leap a pomalejší než Tumbleweed?</text:p>
      <text:p text:style-name="P6">a) TumbleSlow</text:p>
      <text:p text:style-name="P6">b) FastLeap</text:p>
      <text:p text:style-name="P6">c) Slowroll</text:p>
      <text:p text:style-name="P6">d) SpeedWeed</text:p>
      <text:p text:style-name="P6"/>
      <text:p text:style-name="P7">Jaké typy distribucí openSUSE máme?</text:p>
      <text:p text:style-name="P6">a) Tradiční a Micro (Immutable), oba typy mohou být rolling nebo s tradičními vydáními</text:p>
      <text:p text:style-name="P6">b) Aktivní a neaktivní</text:p>
      <text:p text:style-name="P6">c) Horké a studené</text:p>
      <text:p text:style-name="P6">d) Stabilní a nestabilní</text:p>
      <text:p text:style-name="P6"/>
      <text:p text:style-name="P7">Jaký je aktuální výchozí souborový systém v openSUSE?</text:p>
      <text:p text:style-name="P6">a) ReiserFS</text:p>
      <text:p text:style-name="P6">b) Btrfs</text:p>
      <text:p text:style-name="P6">c) XFS</text:p>
      <text:p text:style-name="P6">d) InterPlanetary File System</text:p>
      <text:p text:style-name="P6"/>
      <text:p text:style-name="P8">Jak se jmenuje nový instalátor openSUSE?</text:p>
      <text:p text:style-name="P6">a) <text:span text:style-name="T11">Sypper</text:span></text:p>
      <text:p text:style-name="P6">b) <text:span text:style-name="T11">Agama</text:span></text:p>
      <text:p text:style-name="P6">c) <text:span text:style-name="T11">Anaconda</text:span></text:p>
      <text:p text:style-name="P6">d) <text:span text:style-name="T11">Cayman</text:span></text:p>
      <text:p text:style-name="P6"/>
      <text:p text:style-name="P6"/>
      <text:p text:style-name="P6"/>
      <text:p text:style-name="P6"/>
      <text:p text:style-name="P7"><text:soft-page-break/>Která distribuce openSUSE je optimalizovaná pro běh kontejnerů a mikroslužeb?</text:p>
      <text:p text:style-name="P6">a) MicroOS <text:span text:style-name="T11">a Leap Micro</text:span></text:p>
      <text:p text:style-name="P6">b) Tumbleweed</text:p>
      <text:p text:style-name="P6">c) Leap</text:p>
      <text:p text:style-name="P6">d) Nano</text:p>
      <text:p text:style-name="P6"/>
      <text:h text:style-name="P5" text:outline-level="1">Jaký je slogan openSUSE?</text:h>
      <text:p text:style-name="P9">a) "Have a lot of fun!"</text:p>
      <text:p text:style-name="P9">b) "Innovate and Collaborate"</text:p>
      <text:p text:style-name="P9">c) "Open Source, Open Future"</text:p>
      <text:p text:style-name="P9">d) "Power to the Users"</text:p>
      <text:p text:style-name="P6"/>
      <text:p text:style-name="P7">Kde můžete nainstalovat další balíčky nebo balíčky s úpravami, které se nedostaly do hlavní distribuce?</text:p>
      <text:p text:style-name="P6">a) Jedním kliknutím na software.opensuse.org</text:p>
      <text:p text:style-name="P6">b) Procházením nespočtu projektů na OBS build.opensuse.org</text:p>
      <text:p text:style-name="P6">c) Pomocí příkazu opi, z repozitáře Packman nebo z Flathubu</text:p>
      <text:p text:style-name="P6">d) Všechny možnosti jsou správné</text:p>
      <text:p text:style-name="P6"/>
      <text:p text:style-name="P7">V kterém roce byl projekt openSUSE vytvořen?</text:p>
      <text:p text:style-name="P6">a) 2047</text:p>
      <text:p text:style-name="P6">b) 0 n.l.</text:p>
      <text:p text:style-name="P6">c) 2005</text:p>
      <text:p text:style-name="P6">d) 1991</text:p>
      <text:p text:style-name="P6"/>
      <text:p text:style-name="P7">Který z následujících správ správců balíčků je běžně používán v openSUSE?</text:p>
      <text:p text:style-name="P6">a) Yum</text:p>
      <text:p text:style-name="P6">b) DNF</text:p>
      <text:p text:style-name="P6">c) Zypper</text:p>
      <text:p text:style-name="P6">d) Pacman</text:p>
      <text:p text:style-name="P6"/>
      <text:p text:style-name="P7">Co je Leap 16.0?</text:p>
      <text:p text:style-name="P6">a) Tradiční Linuxová distribuce, nástupce Leap 15.6</text:p>
      <text:p text:style-name="P6">b) Immutable distribuce s GNOME a KDE</text:p>
      <text:p text:style-name="P6">c) Rolling vydání pro mobilní zařízení</text:p>
      <text:p text:style-name="P6">d) Systém zaměřený na kontejnery jako MicroOS</text:p>
      <text:p text:style-name="P6"/>
      <text:p text:style-name="P7">Kdy se očekává vydání openSUSE Leap 16.0?</text:p>
      <text:p text:style-name="P6">a) Podzim 2025</text:p>
      <text:p text:style-name="P6">b) Léto 2024</text:p>
      <text:p text:style-name="P6">c) Po Leapu 42.0</text:p>
      <text:p text:style-name="P6">d) Zima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299in" fo:margin-bottom="0.0402in" style:contextual-spacing="false"/>
      <style:text-properties fo:color="#2f5361" loext:opacity="100%" style:font-name="Noto Sans Light" fo:font-family="'Noto Sans Light'" style:font-family-generic="swiss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T5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2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3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4" draw:style-name="Mgr3" draw:text-style-name="MP4" svg:width="0.9598in" svg:height="0.2831in" svg:x="3.7535in" svg:y="-0.4055in"><draw:text-box><text:p><text:span text:style-name="MT2">QU1Z!</text:span></text:p></draw:text-box></draw:frame><draw:frame draw:style-name="Mfr1" draw:name="Image1 Copy 1" text:anchor-type="char" svg:x="3.1217in" svg:y="-0.6736in" svg:width="0.5591in" svg:height="0.5555in" draw:z-index="3"><draw:image xlink:href="Pictures/100000010000010000000100FA2B71C5.png" xlink:type="simple" xlink:show="embed" xlink:actuate="onLoad" draw:mime-type="image/png"/></draw:frame><text:span text:style-name="MT3">Vaše Jméno</text:span>:<text:span text:style-name="MT4">______________________</text:span></text:p>
      </style:header>
      <style:footer>
        <text:p text:style-name="Footer"><draw:frame text:anchor-type="paragraph" draw:z-index="9" draw:name="Text Frame 5" draw:style-name="Mgr4" draw:text-style-name="MP6" svg:width="5.2768in" svg:height="0.3335in" svg:x="-0.6063in" svg:y="0.5264in"><draw:text-box><text:p text:style-name="MP5"><text:span text:style-name="MT5">Kvíz má dvě strany. Nezapomeňte se podepsat, jinak Vás nebudeme moci přidat do loterie o dárkové předměty.</text:span></text:p><text:p text:style-name="MP5"><text:span text:style-name="MT5">Ceny obdrží pouze ti, kteří budou fyzicky přítomni při slosovaní.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10-08T15:49:50.879819178</dc:date>
    <meta:editing-duration>PT7H27M22S</meta:editing-duration>
    <meta:editing-cycles>196</meta:editing-cycles>
    <meta:generator>LibreOffice/24.2.4.2$Linux_X86_64 LibreOffice_project/420$Build-2</meta:generator>
    <meta:print-date>2024-03-22T16:21:01.383525999</meta:print-date>
    <meta:printed-by>PDF files</meta:printed-by>
    <meta:document-statistic meta:table-count="0" meta:image-count="1" meta:object-count="0" meta:page-count="2" meta:paragraph-count="71" meta:word-count="423" meta:character-count="1984" meta:non-whitespace-character-count="1725"/>
  </office:meta>
</office:document-meta>
</file>